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144.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2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art-numb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-part-number</text:p>
          </table:table-cell>
          <table:table-cell office:value-type="string" calcext:value-type="string">
            <text:p>q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CONNECTOR_5</text:p>
          </table:table-cell>
          <table:table-cell office:value-type="string" calcext:value-type="string">
            <text:p>mini_usb</text:p>
          </table:table-cell>
          <table:table-cell office:value-type="string" calcext:value-type="string">
            <text:p>USB_MICRO_F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27224" calcext:value-type="float">
            <text:p>0.27224</text:p>
          </table:table-cell>
          <table:table-cell table:number-columns-repeated="2" office:value-type="float" office:value="0.25988" calcext:value-type="float">
            <text:p>0.25988</text:p>
          </table:table-cell>
          <table:table-cell office:value-type="float" office:value="0.18" calcext:value-type="float">
            <text:p>0.18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BUZ1</text:p>
          </table:table-cell>
          <table:table-cell office:value-type="string" calcext:value-type="string">
            <text:p>SMT-0440-S-R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MT_0440_S_R</text:p>
          </table:table-cell>
          <table:table-cell office:value-type="string" calcext:value-type="string">
            <text:p>SMT-0440-S-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68-1488-1-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number-columns-repeated="3" office:value-type="float" office:value="3.62" calcext:value-type="float">
            <text:p>3.62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407" calcext:value-type="float">
            <text:p>2.407</text:p>
          </table:table-cell>
          <table:table-cell table:number-columns-repeated="2" office:value-type="float" office:value="2.1025" calcext:value-type="float">
            <text:p>2.1025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71H102KA01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03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396" calcext:value-type="float">
            <text:p>0.00396</text:p>
          </table:table-cell>
          <table:table-cell table:number-columns-repeated="2" office:value-type="float" office:value="0.00309" calcext:value-type="float">
            <text:p>0.00309</text:p>
          </table:table-cell>
          <table:table-cell office:value-type="float" office:value="0.00216" calcext:value-type="float">
            <text:p>0.0021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CR03ERTF270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.7KCF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542" calcext:value-type="float">
            <text:p>0.00542</text:p>
          </table:table-cell>
          <table:table-cell table:number-columns-repeated="2" office:value-type="float" office:value="0.00399" calcext:value-type="float">
            <text:p>0.0039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26" calcext:value-type="float">
            <text:p>0.00226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2730</text:p>
          </table:table-cell>
          <table:table-cell office:value-type="string" calcext:value-type="string">
            <text:p>SWITCHING_REGULATOR</text:p>
          </table:table-cell>
          <table:table-cell office:value-type="string" calcext:value-type="string">
            <text:p>DSON6</text:p>
          </table:table-cell>
          <table:table-cell office:value-type="string" calcext:value-type="string">
            <text:p>TPS62730DRY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8820-1-ND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office:value-type="float" office:value="1.64" calcext:value-type="float">
            <text:p>1.64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713" calcext:value-type="float">
            <text:p>0.71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.2uH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SMCI-0603-2R2M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12251-1-ND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" calcext:value-type="float">
            <text:p>0.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5" calcext:value-type="float">
            <text:p>0.1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10,C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GA3E3X5R1A225K080A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444-1-ND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168" calcext:value-type="float">
            <text:p>0.168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" calcext:value-type="float">
            <text:p>0.0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0.0J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74" calcext:value-type="float">
            <text:p>0.074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2295" calcext:value-type="float">
            <text:p>0.02295</text:p>
          </table:table-cell>
          <table:table-cell table:number-columns-repeated="2" office:value-type="float" office:value="0.01566" calcext:value-type="float">
            <text:p>0.01566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TPS72033DBVR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TPS78330DDC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7580-1-ND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14" calcext:value-type="float">
            <text:p>0.61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55" calcext:value-type="float">
            <text:p>0.455</text:p>
          </table:table-cell>
          <table:table-cell table:number-columns-repeated="3" office:value-type="float" office:value="0.27625" calcext:value-type="float">
            <text:p>0.2762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LE121LR-A</text:p>
          </table:table-cell>
          <table:table-cell office:value-type="string" calcext:value-type="string">
            <text:p>BLERadio</text:p>
          </table:table-cell>
          <table:table-cell office:value-type="string" calcext:value-type="string">
            <text:p>BLE121LR-A</text:p>
          </table:table-cell>
          <table:table-cell office:value-type="string" calcext:value-type="string">
            <text:p>BLE121LR-A-M256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BLE121LR-A-M256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.19" calcext:value-type="float">
            <text:p>17.19</text:p>
          </table:table-cell>
          <table:table-cell table:number-columns-repeated="2" office:value-type="float" office:value="15.69" calcext:value-type="float">
            <text:p>15.69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0.46" calcext:value-type="float">
            <text:p>10.46</text:p>
          </table:table-cell>
          <table:table-cell table:number-columns-repeated="3"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C42,C43,C5,C6,C7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60J105KE19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20-1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09" calcext:value-type="float">
            <text:p>0.00609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RJ-3GEYJ102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KGCT-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82" calcext:value-type="float">
            <text:p>0.00182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NPN_TRANSISTOR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923F</text:p>
          </table:table-cell>
          <table:table-cell office:value-type="string" calcext:value-type="string">
            <text:p>MMBT3904S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3904SLCT-ND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068" calcext:value-type="float">
            <text:p>0.2068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08" calcext:value-type="float">
            <text:p>0.08608</text:p>
          </table:table-cell>
          <table:table-cell table:number-columns-repeated="2" office:value-type="float" office:value="0.05865" calcext:value-type="float">
            <text:p>0.05865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BQ25504</text:p>
          </table:table-cell>
          <table:table-cell office:value-type="string" calcext:value-type="string">
            <text:p>SolarMPPCharger</text:p>
          </table:table-cell>
          <table:table-cell office:value-type="string" calcext:value-type="string">
            <text:p>QFN16_3_EP</text:p>
          </table:table-cell>
          <table:table-cell office:value-type="string" calcext:value-type="string">
            <text:p>BQ25504RGT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9741-1-ND</text:p>
          </table:table-cell>
          <table:table-cell office:value-type="float" office:value="1" calcext:value-type="float">
            <text:p>1</text:p>
          </table:table-cell>
          <table:table-cell office:value-type="float" office:value="6.17" calcext:value-type="float">
            <text:p>6.17</text:p>
          </table:table-cell>
          <table:table-cell office:value-type="float" office:value="5.51" calcext:value-type="float">
            <text:p>5.51</text:p>
          </table:table-cell>
          <table:table-cell office:value-type="float" office:value="4.96" calcext:value-type="float">
            <text:p>4.96</text:p>
          </table:table-cell>
          <table:table-cell office:value-type="float" office:value="4.74" calcext:value-type="float">
            <text:p>4.74</text:p>
          </table:table-cell>
          <table:table-cell office:value-type="float" office:value="4.52" calcext:value-type="float">
            <text:p>4.52</text:p>
          </table:table-cell>
          <table:table-cell office:value-type="float" office:value="4.08" calcext:value-type="float">
            <text:p>4.08</text:p>
          </table:table-cell>
          <table:table-cell office:value-type="float" office:value="3.66" calcext:value-type="float">
            <text:p>3.66</text:p>
          </table:table-cell>
          <table:table-cell office:value-type="float" office:value="2.75625" calcext:value-type="float">
            <text:p>2.75625</text:p>
          </table:table-cell>
          <table:table-cell table:number-columns-repeated="2" office:value-type="float" office:value="2.3625" calcext:value-type="float">
            <text:p>2.3625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32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M32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.32ML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255" calcext:value-type="float">
            <text:p>0.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36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MCF0402FT536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402FT536K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.0105" calcext:value-type="float">
            <text:p>0.01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8" calcext:value-type="float">
            <text:p>0.00198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.6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1005J565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65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83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M83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.83ML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0255" calcext:value-type="float">
            <text:p>0.0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.62M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RCW060315M0JPEAH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5MAH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413" calcext:value-type="float">
            <text:p>0.413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 office:value-type="float" office:value="0.1275" calcext:value-type="float">
            <text:p>0.127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" calcext:value-type="float">
            <text:p>0.0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C0402KRX7R8BB1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337-1-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068" calcext:value-type="float">
            <text:p>0.006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L5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2uH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BR2012T22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046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033R61A104ME15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405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.00325" calcext:value-type="float">
            <text:p>0.00325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LIPOCharger</text:p>
          </table:table-cell>
          <table:table-cell office:value-type="string" calcext:value-type="string">
            <text:p>DFN8</text:p>
          </table:table-cell>
          <table:table-cell office:value-type="string" calcext:value-type="string">
            <text:p>MCP73831-2ACI/M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73831-2ACI/MC-ND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6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LR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96" calcext:value-type="float">
            <text:p>0.009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string" calcext:value-type="string">
            <text:p>D1,LED7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PHHS1005SUR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04-1-ND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244" calcext:value-type="float">
            <text:p>0.3244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145" calcext:value-type="float">
            <text:p>0.09145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8261</text:p>
          </table:table-cell>
          <table:table-cell office:value-type="string" calcext:value-type="string">
            <text:p>BatteryProtection</text:p>
          </table:table-cell>
          <table:table-cell office:value-type="string" calcext:value-type="string">
            <text:p>SOT26</text:p>
          </table:table-cell>
          <table:table-cell office:value-type="string" calcext:value-type="string">
            <text:p>S-8261AAJMD-G2JT2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28-1034-1-ND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52488" calcext:value-type="float">
            <text:p>0.52488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36813" calcext:value-type="float">
            <text:p>0.36813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GRM219R61C226ME15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9952-1-ND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7052" calcext:value-type="float">
            <text:p>0.17052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4007" calcext:value-type="float">
            <text:p>0.14007</text:p>
          </table:table-cell>
          <table:table-cell office:value-type="float" office:value="0.10962" calcext:value-type="float">
            <text:p>0.10962</text:p>
          </table:table-cell>
          <table:table-cell office:value-type="float" office:value="0.09744" calcext:value-type="float">
            <text:p>0.09744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9R0FKEDH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9.0YCT-ND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13" calcext:value-type="float">
            <text:p>0.0213</text:p>
          </table:table-cell>
          <table:table-cell office:value-type="float" office:value="0.01342" calcext:value-type="float">
            <text:p>0.01342</text:p>
          </table:table-cell>
        </table:table-row>
        <table:table-row table:style-name="ro1">
          <table:table-cell office:value-type="string" calcext:value-type="string">
            <text:p>B80</text:p>
          </table:table-cell>
          <table:table-cell table:number-columns-repeated="2" office:value-type="string" calcext:value-type="string">
            <text:p>SM02B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PGEB0054018</text:p>
          </table:table-cell>
          <table:table-cell office:value-type="string" calcext:value-type="string">
            <text:p>PowerStream</text:p>
          </table:table-cell>
          <table:table-cell office:value-type="string" calcext:value-type="string">
            <text:p>PGEB0054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.2" calcext:value-type="float">
            <text:p>6.2</text:p>
          </table:table-cell>
          <table:table-cell table:number-columns-repeated="3" office:value-type="float" office:value="3.95" calcext:value-type="float">
            <text:p>3.9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Q80,Q81</text:p>
          </table:table-cell>
          <table:table-cell office:value-type="string" calcext:value-type="string">
            <text:p>NMOS_TRANSISTOR</text:p>
          </table:table-cell>
          <table:table-cell office:value-type="string" calcext:value-type="string">
            <text:p>N-ChannelMOSFET</text:p>
          </table:table-cell>
          <table:table-cell office:value-type="string" calcext:value-type="string">
            <text:p>UDFN_3_1006</text:p>
          </table:table-cell>
          <table:table-cell office:value-type="string" calcext:value-type="string">
            <text:p>DMN2400UFB4-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MN2400UFB4-7DICT-ND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2504" calcext:value-type="float">
            <text:p>0.2504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2232" calcext:value-type="float">
            <text:p>0.12232</text:p>
          </table:table-cell>
          <table:table-cell office:value-type="float" office:value="0.10422" calcext:value-type="float">
            <text:p>0.10422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2" office:value-type="string" calcext:value-type="string">
            <text:p>SP3-12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SP3-1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P3-1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.7" calcext:value-type="float">
            <text:p>1.7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C51,C5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15-1-ND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" calcext:value-type="float">
            <text:p>0.04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LIPOCharger/Protect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LTC4071EMS8E#PB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4071EMS8E#PBF-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92" calcext:value-type="float">
            <text:p>4.92</text:p>
          </table:table-cell>
          <table:table-cell table:number-columns-repeated="2" office:value-type="float" office:value="3.29" calcext:value-type="float">
            <text:p>3.29</text:p>
          </table:table-cell>
          <table:table-cell table:number-columns-repeated="4" office:value-type="float" office:value="2.79" calcext:value-type="float">
            <text:p>2.79</text:p>
          </table:table-cell>
          <table:table-cell table:number-columns-repeated="2" office:value-type="float" office:value="2.85001" calcext:value-type="float">
            <text:p>2.85001</text:p>
          </table:table-cell>
        </table:table-row>
        <table:table-row table:style-name="ro1">
          <table:table-cell office:value-type="string" calcext:value-type="string">
            <text:p>R52,R5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.19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1005J625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66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R56,R5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42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4M42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4.42MLCT-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0255" calcext:value-type="float">
            <text:p>0.0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CR03ERTJ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0.0CGCT-ND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RC0805JR-07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0.0ARCT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28" calcext:value-type="float">
            <text:p>0.012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0.1u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C3216J000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514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176" calcext:value-type="float">
            <text:p>0.0176</text:p>
          </table:table-cell>
          <table:table-cell table:number-columns-repeated="2" office:value-type="float" office:value="0.0099" calcext:value-type="float">
            <text:p>0.0099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table:number-columns-repeated="8"/>
          <table:table-cell table:formula="of:=SUMPRODUCT([.H2:.H39];[.I2:.I39])" office:value-type="float" office:value="56.879" calcext:value-type="float">
            <text:p>56.879</text:p>
          </table:table-cell>
          <table:table-cell table:formula="of:=SUMPRODUCT([.H2:.H39];[.J2:.J39])" office:value-type="float" office:value="52.319" calcext:value-type="float">
            <text:p>52.319</text:p>
          </table:table-cell>
          <table:table-cell table:formula="of:=SUMPRODUCT([.H2:.H39];[.K2:.K39])" office:value-type="float" office:value="43.5336" calcext:value-type="float">
            <text:p>43.5336</text:p>
          </table:table-cell>
          <table:table-cell table:formula="of:=SUMPRODUCT([.H2:.H39];[.L2:.L39])" office:value-type="float" office:value="42.1332" calcext:value-type="float">
            <text:p>42.1332</text:p>
          </table:table-cell>
          <table:table-cell table:formula="of:=SUMPRODUCT([.H2:.H39];[.M2:.M39])" office:value-type="float" office:value="35.8424" calcext:value-type="float">
            <text:p>35.8424</text:p>
          </table:table-cell>
          <table:table-cell table:formula="of:=SUMPRODUCT([.H2:.H39];[.N2:.N39])" office:value-type="float" office:value="34.54303" calcext:value-type="float">
            <text:p>34.54303</text:p>
          </table:table-cell>
          <table:table-cell table:formula="of:=SUMPRODUCT([.H2:.H39];[.O2:.O39])" office:value-type="float" office:value="29.25902" calcext:value-type="float">
            <text:p>29.25902</text:p>
          </table:table-cell>
          <table:table-cell table:formula="of:=SUMPRODUCT([.H2:.H39];[.P2:.P39])" office:value-type="float" office:value="26.25997" calcext:value-type="float">
            <text:p>26.25997</text:p>
          </table:table-cell>
          <table:table-cell table:formula="of:=SUMPRODUCT([.H2:.H39];[.Q2:.Q39])" office:value-type="float" office:value="23.89608" calcext:value-type="float">
            <text:p>23.89608</text:p>
          </table:table-cell>
          <table:table-cell table:formula="of:=SUMPRODUCT([.H2:.H39];[.R2:.R39])" office:value-type="float" office:value="23.34388" calcext:value-type="float">
            <text:p>23.34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04:50:54.192372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20:26:06.498986875</meta:creation-date>
    <dc:date>2015-08-17T05:17:13.836995922</dc:date>
    <meta:editing-duration>PT12H12M23S</meta:editing-duration>
    <meta:editing-cycles>37</meta:editing-cycles>
    <meta:generator>LibreOffice/4.4.4.3$Linux_X86_64 LibreOffice_project/40m0$Build-3</meta:generator>
    <meta:document-statistic meta:table-count="1" meta:cell-count="711" meta:object-count="0"/>
  </office:meta>
</office:document-meta>
</file>